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officeooo:paragraph-rsid="0012df09"/>
    </style:style>
    <style:style style:name="P2" style:family="paragraph" style:parent-style-name="Standard">
      <style:paragraph-properties fo:margin-top="0cm" fo:margin-bottom="0cm" loext:contextual-spacing="false" fo:line-height="115%"/>
      <style:text-properties style:font-name="Ubuntu" fo:font-size="10.5pt" style:font-size-asian="10.5pt" style:font-size-complex="10.5pt"/>
    </style:style>
    <style:style style:name="P3" style:family="paragraph" style:parent-style-name="Standard">
      <style:paragraph-properties fo:margin-top="0.4cm" fo:margin-bottom="0cm" loext:contextual-spacing="false" fo:line-height="115%" fo:text-align="justify" style:justify-single-word="false"/>
      <style:text-properties style:font-name="Ubuntu" fo:font-size="11pt" style:font-size-asian="11pt" style:font-size-complex="11pt"/>
    </style:style>
    <style:style style:name="P4" style:family="paragraph" style:parent-style-name="Standard">
      <style:paragraph-properties fo:margin-top="0.4cm" fo:margin-bottom="0cm" loext:contextual-spacing="false" fo:line-height="115%" fo:text-align="justify" style:justify-single-word="false"/>
      <style:text-properties style:font-name="Ubuntu" fo:font-size="11pt" officeooo:paragraph-rsid="0014abdc" style:font-size-asian="11pt" style:font-size-complex="11pt"/>
    </style:style>
    <style:style style:name="P5" style:family="paragraph" style:parent-style-name="Standard">
      <style:paragraph-properties fo:margin-top="0.4cm" fo:margin-bottom="0cm" loext:contextual-spacing="false" fo:line-height="115%" fo:text-align="justify" style:justify-single-word="false"/>
      <style:text-properties style:font-name="Ubuntu" fo:font-size="11pt" officeooo:paragraph-rsid="0016568e" style:font-size-asian="11pt" style:font-size-complex="11pt"/>
    </style:style>
    <style:style style:name="P6" style:family="paragraph" style:parent-style-name="Standard">
      <style:paragraph-properties fo:margin-top="0.4cm" fo:margin-bottom="0cm" loext:contextual-spacing="false" fo:line-height="115%" fo:text-align="justify" style:justify-single-word="false"/>
      <style:text-properties style:font-name="Ubuntu" fo:font-size="11pt" officeooo:rsid="0016568e" officeooo:paragraph-rsid="0016568e" style:font-size-asian="11pt" style:font-size-complex="11pt"/>
    </style:style>
    <style:style style:name="P7" style:family="paragraph" style:parent-style-name="Standard">
      <style:paragraph-properties fo:margin-top="0.4cm" fo:margin-bottom="0cm" loext:contextual-spacing="false" fo:line-height="115%" fo:text-align="justify" style:justify-single-word="false"/>
      <style:text-properties officeooo:paragraph-rsid="0016568e"/>
    </style:style>
    <style:style style:name="P8" style:family="paragraph">
      <loext:graphic-properties draw:fill="solid" draw:fill-color="#422c58"/>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6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ffd30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6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2b1537" style:font-name="Ubuntu" fo:font-size="18.2000007629395pt" fo:font-weight="bold" officeooo:rsid="0012df0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2" style:family="text">
      <style:text-properties officeooo:rsid="0014abdc"/>
    </style:style>
    <style:style style:name="T3" style:family="text">
      <style:text-properties officeooo:rsid="0016568e"/>
    </style:style>
    <style:style style:name="T4" style:family="text">
      <style:text-properties style:font-name="Ubuntu" fo:font-size="11pt" officeooo:rsid="0016568e" style:font-size-asian="11pt" style:font-size-complex="11pt"/>
    </style:style>
    <style:style style:name="gr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10.562cm" fo:min-width="13.152cm" fo:padding-top="0.187cm" fo:padding-bottom="0.187cm" fo:padding-left="0.187cm" fo:padding-right="0.187cm" fo:wrap-option="wrap" draw:shadow="hidden" draw:shadow-offset-x="0.199cm" draw:shadow-offset-y="0.199cm" draw:shadow-color="#808080"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d300" draw:textarea-horizontal-align="justify" draw:textarea-vertical-align="middle" draw:auto-grow-height="false" draw:fit-to-size="false" style:shrink-to-fit="false" fo:min-height="3.584cm" fo:min-width="6.414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ragraph" draw:wrap-influence-on-position="once-concurrent" loext:allow-overlap="true" style:flow-with-text="false"/>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3.582cm" fo:min-width="6.415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2" draw:name="Shape_2" draw:style-name="gr1" draw:text-style-name="P8" svg:width="13.524cm" svg:height="10.935cm" draw:transform="rotate (-0.0200712863979347) translate (13.6189861111111cm 10.0241805555556cm)">
        <text:p/>
        <draw:enhanced-geometry draw:mirror-horizontal="false" draw:mirror-vertical="false" svg:viewBox="0 0 0 0" drawooo:sub-view-size="21600 21600" draw:text-areas="0 0 ?f2 ?f3" draw:type="ooxml-non-primitive" draw:enhanced-path="M 17348 0 L 21600 0 4252 21600 0 21600 17348 0 Z N">
          <draw:equation draw:name="f0" draw:formula="logwidth/2"/>
          <draw:equation draw:name="f1" draw:formula="logheight/2"/>
          <draw:equation draw:name="f2" draw:formula="logwidth"/>
          <draw:equation draw:name="f3" draw:formula="logheight"/>
        </draw:enhanced-geometry>
      </draw:custom-shape>
      <draw:custom-shape text:anchor-type="page" text:anchor-page-number="1" draw:z-index="1" draw:name="Shape_1" draw:style-name="gr2" draw:text-style-name="P9" svg:width="6.786cm" svg:height="3.957cm" draw:transform="rotate (-0.0200712863979347) translate (8.87941666666667cm 21.4488888888889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custom-shape text:anchor-type="page" text:anchor-page-number="1" draw:z-index="0" draw:name="Shape_0" draw:style-name="gr3" draw:text-style-name="P8" svg:width="6.788cm" svg:height="3.955cm" draw:transform="rotate (-0.0200712863979347) translate (4.19981944444444cm 25.8903611111111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text:h text:style-name="P1" text:outline-level="1"><text:span text:style-name="T1">Résumé du rapport d’alternance</text:span></text:h>
      <text:p text:style-name="P3">Ce résumé présente les tâches que j'ai réalisées au sein de Finalgo de façon synthétique. Depuis septembre j'ai essentiellement participé au développement de deux projets, Main et Crossroads. Les tâches que j'ai réalisé étaient très diverses, en back avec Java Spring Boot et en front avec Angular. J'ai essentiellement travaillé sur l'ajout de nouveaux systèmes de connexion, sur l'amélioration du code des applications, <text:span text:style-name="T2">sur</text:span> <text:span text:style-name="T2">l</text:span>a mise en place d'outils externes <text:span text:style-name="T2">et sur sur la création d’un outil de recherche de subventions pour les entreprises.</text:span></text:p>
      <text:p text:style-name="P4"><text:span text:style-name="T2">En ce qui concerne la connexion, j</text:span>'ai mis en place <text:span text:style-name="T2">le</text:span> SSO (Single Sing-On) OAUTH2 pour les plateformes Microsoft Azure, Google et Quickbooks.</text:p>
      <text:p text:style-name="P6">L’amélioration du code regroupe surtout la réécriture du système de paiement basé sur Stripe et la restructuration d’un formulaire complexe en un ensemble de composants Angular cohérents.</text:p>
      <text:p text:style-name="P5"><text:span text:style-name="T3">Dans les outils externes j</text:span>'ai <text:span text:style-name="T3">mis en place des </text:span>contrôles antivirus <text:span text:style-name="T3">automatiques avec ClamAV</text:span>,<text:span text:style-name="T3"> un système de </text:span>personnalisation des PDF générés pour les clients <text:span text:style-name="T3">avec IText et des services d’interrogation d’API pour récupérer des données sur les subventions et sur les codes siret</text:span>.</text:p>
      <text:p text:style-name="P7"><text:span text:style-name="T4">L’outil de recherche de subventions pour les entreprises rassemble beaucoup des fonctionnalités précédentes, avec en plus un système de sauvegarde automatiques de base de données.</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6T22:18:17.212945557</meta:creation-date>
    <meta:generator>LibreOffice/6.4.7.2$Linux_X86_64 LibreOffice_project/40$Build-2</meta:generator>
    <dc:date>2021-05-27T00:02:06.722477508</dc:date>
    <meta:editing-duration>PT10M17S</meta:editing-duration>
    <meta:editing-cycles>1</meta:editing-cycles>
    <meta:document-statistic meta:table-count="0" meta:image-count="0" meta:object-count="0" meta:page-count="1" meta:paragraph-count="6" meta:word-count="206" meta:character-count="1357" meta:non-whitespace-character-count="1157"/>
  </office:meta>
</office:document-meta>
</file>